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officeooo:rsid="001ce5f4" officeooo:paragraph-rsid="001ce5f4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.25in" fo:margin-right="0in" fo:line-height="150%" fo:text-indent="0in" style:auto-text-indent="false"/>
    </style:style>
    <style:style style:name="P5" style:family="paragraph" style:parent-style-name="Standard" style:list-style-name="WWNum1">
      <style:paragraph-properties fo:margin-left="0.2602in" fo:margin-right="0in" fo:margin-top="0in" fo:margin-bottom="0.1945in" style:contextual-spacing="false" fo:line-height="150%" fo:text-indent="-0.25in" style:auto-text-indent="false"/>
    </style:style>
    <style:style style:name="P6" style:family="paragraph" style:parent-style-name="Standard" style:list-style-name="WWNum1">
      <style:paragraph-properties fo:margin-left="0.2602in" fo:margin-right="0in" fo:margin-top="0in" fo:margin-bottom="0in" style:contextual-spacing="false" fo:line-height="150%" fo:text-indent="-0.25in" style:auto-text-indent="false"/>
    </style:style>
    <style:style style:name="P7" style:family="paragraph" style:parent-style-name="Standard" style:list-style-name="WWNum1">
      <style:paragraph-properties fo:margin-left="0.0102in" fo:margin-right="0in" fo:margin-top="0in" fo:margin-bottom="0.1945in" style:contextual-spacing="false" fo:line-height="150%" fo:text-indent="0in" style:auto-text-indent="false"/>
    </style:style>
    <style:style style:name="P8" style:family="paragraph" style:parent-style-name="Standard" style:list-style-name="WWNum1">
      <style:paragraph-properties fo:margin-left="0.2602in" fo:margin-right="0in" fo:margin-top="0.1945in" fo:margin-bottom="0in" style:contextual-spacing="false" fo:line-height="150%" fo:text-indent="-0.25in" style:auto-text-indent="false"/>
      <style:text-properties officeooo:paragraph-rsid="001cca00"/>
    </style:style>
    <style:style style:name="P9" style:family="paragraph" style:parent-style-name="Standard" style:list-style-name="WWNum1">
      <style:paragraph-properties fo:margin-left="0.2602in" fo:margin-right="0in" fo:margin-top="0in" fo:margin-bottom="0in" style:contextual-spacing="false" fo:line-height="150%" fo:text-indent="-0.25in" style:auto-text-indent="false"/>
      <style:text-properties officeooo:paragraph-rsid="001cca00"/>
    </style:style>
    <style:style style:name="P10" style:family="paragraph" style:parent-style-name="Standard" style:list-style-name="WWNum1">
      <style:paragraph-properties fo:margin-left="0.2602in" fo:margin-right="0in" fo:margin-top="0in" fo:margin-bottom="0in" style:contextual-spacing="false" fo:line-height="150%" fo:text-indent="-0.25in" style:auto-text-indent="false"/>
      <style:text-properties officeooo:paragraph-rsid="001ce5f4"/>
    </style:style>
    <style:style style:name="P11" style:family="paragraph" style:parent-style-name="Standard">
      <style:text-properties style:font-name="Garamond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/>
      <style:text-properties style:font-name="Garamond" fo:font-size="14pt" style:font-size-asian="14pt" style:font-name-complex="Times New Roman1" style:font-size-complex="14pt"/>
    </style:style>
    <style:style style:name="P13" style:family="paragraph" style:parent-style-name="Standard" style:list-style-name="WWNum1">
      <style:paragraph-properties fo:margin-left="0.2602in" fo:margin-right="0in" fo:margin-top="0in" fo:margin-bottom="0.1945in" style:contextual-spacing="false" fo:line-height="150%" fo:text-indent="-0.25in" style:auto-text-indent="false"/>
      <style:text-properties style:use-window-font-color="true" loext:opacity="0%" style:text-underline-style="none" officeooo:rsid="001ce5f4" officeooo:paragraph-rsid="001ce5f4"/>
    </style:style>
    <style:style style:name="T1" style:family="text">
      <style:text-properties style:font-name="Garamond" fo:font-size="14pt" style:font-size-asian="14pt" style:font-name-complex="Times New Roman1" style:font-size-complex="14pt"/>
    </style:style>
    <style:style style:name="T2" style:family="text">
      <style:text-properties style:font-name="Garamond" fo:font-size="14pt" style:font-size-asian="14pt" style:font-name-complex="Times New Roman1" style:font-size-complex="14pt"/>
    </style:style>
    <style:style style:name="T3" style:family="text">
      <style:text-properties style:font-name="Garamond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4" style:family="text">
      <style:text-properties style:font-name="Garamond" fo:font-size="14pt" style:text-underline-style="solid" style:text-underline-width="auto" style:text-underline-color="font-color" officeooo:rsid="001cca00" style:font-size-asian="14pt" style:font-name-complex="Times New Roman1" style:font-size-complex="14pt"/>
    </style:style>
    <style:style style:name="T5" style:family="text">
      <style:text-properties style:font-name="Garamond" fo:font-size="14pt" style:text-underline-style="solid" style:text-underline-width="auto" style:text-underline-color="font-color" officeooo:rsid="001ce5f4" style:font-size-asian="14pt" style:font-name-complex="Times New Roman1" style:font-size-complex="14pt"/>
    </style:style>
    <style:style style:name="T6" style:family="text">
      <style:text-properties style:font-name="Garamond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8ee2" loext:opacity="100%" style:font-name="Garamond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8" style:family="text">
      <style:text-properties fo:color="#008ee2" loext:opacity="100%" style:font-name="Garamond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se your own computer system to answer the following questions:</text:span></text:p>
      <text:p text:style-name="P3"><text:span text:style-name="T1"><text:tab/></text:span></text:p>
      <text:p text:style-name="P4"><text:span text:style-name="T1">Did you build this computer system yourself? </text:span><text:span text:style-name="T3"><text:tab/>YES <text:s text:c="2"/><text:tab/></text:span></text:p>
      <text:p text:style-name="P4"><text:span text:style-name="T1">Laptop/Desktop Brand &amp; Model - </text:span><text:span text:style-name="T3"><text:tab/></text:span><text:span text:style-name="T4">Corsair Air 240</text:span><text:span text:style-name="T3"><text:tab/><text:tab/></text:span></text:p>
      <text:p text:style-name="P4"><text:span text:style-name="T1">Laptop/Desktop Operating System - </text:span><text:span text:style-name="T3"><text:tab/></text:span><text:span text:style-name="T4">Arch Linux</text:span><text:span text:style-name="T3"><text:tab/></text:span></text:p>
      <text:p text:style-name="P4"><text:span text:style-name="T1">Laptop/Desktop Year - </text:span><text:span text:style-name="T3"><text:tab/></text:span><text:span text:style-name="T4">2016</text:span><text:span text:style-name="T3"> <text:tab/><text:tab/></text:span></text:p>
      <text:p text:style-name="P12"/>
      <text:p text:style-name="P11"/>
      <text:p text:style-name="P3"><text:span text:style-name="T1">Identify the following hardware components and specify the size and model from your computer system: (discuss with your teammates how to find the information)</text:span></text:p>
      <text:list xml:id="list2615952494" text:style-name="WWNum1">
        <text:list-item>
          <text:p text:style-name="P8"><text:span text:style-name="T6">Motherboard (System board) </text:span><text:span text:style-name="T3"><text:tab/></text:span><text:span text:style-name="T4">ASUS Z1701 Mini-itx</text:span><text:a xlink:type="simple" xlink:href="https://www.amazon.com/gp/product/B015FY4HLS/ref=ppx_yo_dt_b_search_asin_title?ie=UTF8&amp;psc=1" text:style-name="Internet_20_link" text:visited-style-name="Visited_20_Internet_20_Link"><text:span text:style-name="T3"> </text:span></text:a><text:span text:style-name="T3"><text:tab/><text:tab/> <text:s text:c="4"/><text:tab/><text:tab/></text:span></text:p>
        </text:list-item>
        <text:list-item>
          <text:p text:style-name="P6"><text:span text:style-name="T6">Memory (RAM) </text:span><text:span text:style-name="T3"><text:tab/></text:span><text:span text:style-name="T4">32 GB</text:span><text:span text:style-name="T3"><text:tab/><text:tab/> <text:s text:c="4"/><text:tab/><text:tab/><text:tab/><text:tab/></text:span></text:p>
        </text:list-item>
        <text:list-item>
          <text:p text:style-name="P9"><text:span text:style-name="T6">Hard Drive </text:span><text:span text:style-name="T3"><text:tab/></text:span><text:span text:style-name="T4">Western Digital 500GB SSD, Seagate </text:span><text:span text:style-name="T5">1TB SSHD</text:span><text:span text:style-name="T3"><text:tab/></text:span></text:p>
        </text:list-item>
        <text:list-item>
          <text:p text:style-name="P6"><text:span text:style-name="T6">Processor (CPU) </text:span><text:span text:style-name="T3"><text:tab/></text:span><text:span text:style-name="T5">8 Core Intel i7-6700k 4.00 GHz</text:span><text:span text:style-name="T3"><text:tab/><text:tab/><text:tab/><text:tab/></text:span></text:p>
        </text:list-item>
        <text:list-item>
          <text:p text:style-name="P6"><text:span text:style-name="T6">Keyboard </text:span><text:span text:style-name="T3"><text:tab/></text:span><text:span text:style-name="T5">CoolerMaster Pro mechanical</text:span><text:span text:style-name="T3"><text:tab/><text:tab/><text:tab/><text:tab/></text:span></text:p>
        </text:list-item>
        <text:list-item>
          <text:p text:style-name="P6"><text:span text:style-name="T6">CD/DVD optical drive </text:span><text:span text:style-name="T3"><text:tab/><text:tab/></text:span><text:span text:style-name="T5">N/A</text:span><text:span text:style-name="T3"><text:tab/> <text:s text:c="4"/><text:tab/><text:tab/><text:tab/></text:span></text:p>
        </text:list-item>
        <text:list-item>
          <text:p text:style-name="P6"><text:span text:style-name="T6">Cooling fan </text:span><text:span text:style-name="T3"><text:tab/><text:tab/></text:span><text:span text:style-name="T5">Corsair H100i water cooling</text:span><text:span text:style-name="T3"><text:tab/> <text:s text:c="4"/><text:tab/><text:tab/></text:span></text:p>
        </text:list-item>
        <text:list-item>
          <text:p text:style-name="P6"><text:span text:style-name="T6">Video Card (Graphic card) </text:span><text:span text:style-name="T3"><text:tab/><text:tab/></text:span><text:span text:style-name="T5">NVIDIA GeForce GTX 1060 3GB</text:span><text:span text:style-name="T3"><text:tab/></text:span></text:p>
        </text:list-item>
        <text:list-item>
          <text:p text:style-name="P10"><text:span text:style-name="T6">Audio Board (Sound Board) </text:span><text:span text:style-name="T3"><text:tab/></text:span><text:span text:style-name="T5">Focusrite 18i20</text:span><text:span text:style-name="T3"><text:tab/><text:tab/> <text:s text:c="4"/><text:tab/></text:span></text:p>
        </text:list-item>
        <text:list-item>
          <text:p text:style-name="P10"><text:span text:style-name="T6">Wireless Network Card </text:span><text:span text:style-name="T3"><text:tab/><text:tab/></text:span><text:span text:style-name="T5">Wifi built into mobo</text:span><text:span text:style-name="T3"> <text:s text:c="3"/><text:tab/><text:tab/><text:tab/></text:span></text:p>
        </text:list-item>
        <text:list-item>
          <text:p text:style-name="P6"><text:span text:style-name="T6">CMOS battery (RTC batter) </text:span><text:span text:style-name="T3"><text:tab/><text:tab/></text:span><text:span text:style-name="T5">Generic</text:span><text:span text:style-name="T3"><text:tab/> <text:s/><text:tab/><text:tab/><text:tab/></text:span></text:p>
        </text:list-item>
        <text:list-item>
          <text:p text:style-name="P6"><text:span text:style-name="T6">Screen/Monitor </text:span><text:span text:style-name="T3"><text:tab/><text:tab/></text:span><text:span text:style-name="T5">Z edge double monitors 1080p <text:s text:c="9"/></text:span></text:p>
        </text:list-item>
        <text:list-item>
          <text:p text:style-name="P6"><text:span text:style-name="T6">Screen cable (Video Cable) </text:span><text:span text:style-name="T3"><text:tab/><text:tab/></text:span><text:span text:style-name="T5">HDMI and DisplayPort</text:span><text:span text:style-name="T3"> <text:s text:c="4"/><text:tab/></text:span></text:p>
        </text:list-item>
        <text:list-item>
          <text:p text:style-name="P6"><text:span text:style-name="T6">Web camera </text:span><text:span text:style-name="T3"><text:tab/></text:span><text:span text:style-name="T5">Generic not labeled</text:span><text:span text:style-name="T3"><text:tab/><text:tab/><text:tab/><text:tab/><text:tab/></text:span></text:p>
          <text:p text:style-name="P5"><text:soft-page-break/><text:span text:style-name="T1"/></text:p>
          <text:p text:style-name="P7"><text:span text:style-name="T1">List any other hardware components you have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">Logitech flight stick</text:span></text:p>
                              <text:p text:style-name="P13"><text:span text:style-name="T1">Tecknet mouse</text:span></text:p>
                              <text:p text:style-name="P13"><text:span text:style-name="T1">Akai Key 25 midi controller</text:span></text:p>
                              <text:p text:style-name="P13"><text:span text:style-name="T1">Blue Yeti Microphone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新細明體" style:font-size-asian="12pt" style:language-asian="zh" style:country-asian="TW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新細明體" style:font-size-asian="12pt" style:language-asian="zh" style:country-asian="TW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creenreader-only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officeooo:rsid="001ce5f4" officeooo:paragraph-rsid="001ce5f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2" style:layout-grid-base-height="0.278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b Exercise 3</text:p>
        <text:p text:style-name="MP2">Tyler Schmalenbach</text:p>
        <text:p text:style-name="MP2">148266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, Lan</meta:initial-creator>
    <meta:editing-cycles>13</meta:editing-cycles>
    <meta:creation-date>2018-02-07T17:36:00</meta:creation-date>
    <dc:date>2022-02-08T10:30:51.361400332</dc:date>
    <meta:editing-duration>PT31M7S</meta:editing-duration>
    <meta:generator>LibreOffice/7.2.5.2.0$Linux_X86_64 LibreOffice_project/20$Build-2</meta:generator>
    <meta:document-statistic meta:table-count="0" meta:image-count="0" meta:object-count="0" meta:page-count="2" meta:paragraph-count="29" meta:word-count="186" meta:character-count="1261" meta:non-whitespace-character-count="990"/>
    <meta:user-defined meta:name="AppVersion">16.0000</meta:user-defined>
    <meta:template xlink:type="simple" xlink:actuate="onRequest" xlink:title="Normal.dotm" xlink:href=""/>
  </office:meta>
</office:document-meta>
</file>